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b06" officeooo:paragraph-rsid="0017cb06" style:font-weight-asian="bold" style:font-weight-complex="bold"/>
    </style:style>
    <style:style style:name="P2" style:family="paragraph" style:parent-style-name="Standard">
      <style:text-properties fo:font-weight="normal" officeooo:rsid="003ae2d0" officeooo:paragraph-rsid="003ae2d0" style:font-weight-asian="normal" style:font-weight-complex="normal"/>
    </style:style>
    <style:style style:name="P3" style:family="paragraph" style:parent-style-name="Standard">
      <style:text-properties fo:font-style="italic" fo:font-weight="normal" officeooo:rsid="0017cb06" officeooo:paragraph-rsid="001bfe4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352a66" officeooo:paragraph-rsid="00352a66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36319b" officeooo:paragraph-rsid="0036319b" fo:background-color="#ff000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6319b" officeooo:paragraph-rsid="0036319b" fo:background-color="#ffff0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6319b" officeooo:paragraph-rsid="0036319b" fo:background-color="#579d1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5d526a" officeooo:paragraph-rsid="005d526a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rsid="0017cb06" officeooo:paragraph-rsid="0017cb06"/>
    </style:style>
    <style:style style:name="P10" style:family="paragraph" style:parent-style-name="Text_20_body">
      <style:text-properties officeooo:paragraph-rsid="0049b32c"/>
    </style:style>
    <style:style style:name="P11" style:family="paragraph" style:parent-style-name="Title">
      <style:text-properties officeooo:rsid="0017cb06" officeooo:paragraph-rsid="0017cb06"/>
    </style:style>
    <style:style style:name="P12" style:family="paragraph" style:parent-style-name="Frame_20_contents">
      <style:text-properties officeooo:rsid="00497f00" officeooo:paragraph-rsid="00497f00"/>
    </style:style>
    <style:style style:name="P13" style:family="paragraph" style:parent-style-name="Frame_20_contents">
      <style:text-properties officeooo:rsid="004b4764" officeooo:paragraph-rsid="004b4764"/>
    </style:style>
    <style:style style:name="P14" style:family="paragraph" style:parent-style-name="Frame_20_contents">
      <style:text-properties officeooo:rsid="004b4764" officeooo:paragraph-rsid="004d42fe"/>
    </style:style>
    <style:style style:name="P15" style:family="paragraph" style:parent-style-name="Frame_20_contents">
      <style:text-properties fo:color="#00cc00" officeooo:rsid="004b4764" officeooo:paragraph-rsid="004d42fe"/>
    </style:style>
    <style:style style:name="P16" style:family="paragraph" style:parent-style-name="Frame_20_contents">
      <style:text-properties style:use-window-font-color="true" officeooo:rsid="004b4764" officeooo:paragraph-rsid="004b4764"/>
    </style:style>
    <style:style style:name="P17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3dd793" officeooo:paragraph-rsid="003dd793"/>
    </style:style>
    <style:style style:name="P18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paragraph-rsid="0023b787"/>
    </style:style>
    <style:style style:name="P19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fdf93"/>
    </style:style>
    <style:style style:name="P20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5579b" fo:background-color="#ff3333"/>
    </style:style>
    <style:style style:name="P21" style:family="paragraph" style:parent-style-name="Text_20_body" style:list-style-name="L2">
      <style:paragraph-properties>
        <style:tab-stops>
          <style:tab-stop style:position="5.239cm"/>
        </style:tab-stops>
      </style:paragraph-properties>
      <style:text-properties officeooo:rsid="0044e239" officeooo:paragraph-rsid="0044e239" fo:background-color="#ff3333"/>
    </style:style>
    <style:style style:name="P22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1dd64e" officeooo:paragraph-rsid="001dd64e" fo:background-color="#ff3333"/>
    </style:style>
    <style:style style:name="P23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1bfe4d" officeooo:paragraph-rsid="001bfe4d" fo:background-color="#ff3333"/>
    </style:style>
    <style:style style:name="P24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3333"/>
    </style:style>
    <style:style style:name="P25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4277e9" officeooo:paragraph-rsid="004277e9" fo:background-color="#ff3333"/>
    </style:style>
    <style:style style:name="P26" style:family="paragraph" style:parent-style-name="Text_20_body" style:list-style-name="L2">
      <style:paragraph-properties>
        <style:tab-stops>
          <style:tab-stop style:position="5.239cm"/>
        </style:tab-stops>
      </style:paragraph-properties>
      <style:text-properties officeooo:rsid="0030c28c" officeooo:paragraph-rsid="0030c28c"/>
    </style:style>
    <style:style style:name="P27" style:family="paragraph" style:parent-style-name="Text_20_body" style:list-style-name="L2">
      <style:paragraph-properties>
        <style:tab-stops>
          <style:tab-stop style:position="5.239cm"/>
        </style:tab-stops>
      </style:paragraph-properties>
      <style:text-properties officeooo:rsid="00322dda" officeooo:paragraph-rsid="0030c28c"/>
    </style:style>
    <style:style style:name="P28" style:family="paragraph" style:parent-style-name="Text_20_body" style:list-style-name="L3">
      <style:paragraph-properties>
        <style:tab-stops>
          <style:tab-stop style:position="3.228cm"/>
        </style:tab-stops>
      </style:paragraph-properties>
      <style:text-properties officeooo:rsid="0021862c" officeooo:paragraph-rsid="0021862c" fo:background-color="#ffff99"/>
    </style:style>
    <style:style style:name="P29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2dd4cf" officeooo:paragraph-rsid="002dd4cf"/>
    </style:style>
    <style:style style:name="P30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65ea71" officeooo:paragraph-rsid="0065ea71" fo:background-color="#ff3333"/>
    </style:style>
    <style:style style:name="P31" style:family="paragraph" style:parent-style-name="Standard" style:list-style-name="L4">
      <style:text-properties officeooo:paragraph-rsid="0017cb06"/>
    </style:style>
    <style:style style:name="P32" style:family="paragraph" style:parent-style-name="Standard" style:list-style-name="L4">
      <style:text-properties fo:font-weight="bold" officeooo:rsid="002d1eda" officeooo:paragraph-rsid="002d1eda" style:font-weight-asian="bold" style:font-weight-complex="bold"/>
    </style:style>
    <style:style style:name="P33" style:family="paragraph" style:parent-style-name="Standard" style:list-style-name="L4">
      <style:text-properties fo:font-weight="bold" officeooo:rsid="003ae2d0" officeooo:paragraph-rsid="003ae2d0" style:font-weight-asian="bold" style:font-weight-complex="bold"/>
    </style:style>
    <style:style style:name="P34" style:family="paragraph" style:parent-style-name="Standard" style:list-style-name="L4">
      <style:text-properties fo:font-weight="normal" officeooo:rsid="002d1eda" officeooo:paragraph-rsid="002d1eda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3ae2d0" officeooo:paragraph-rsid="003ae2d0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3cb00d" officeooo:paragraph-rsid="003ae2d0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522721" officeooo:paragraph-rsid="003ae2d0" style:font-weight-asian="normal" style:font-weight-complex="normal"/>
    </style:style>
    <style:style style:name="P38" style:family="paragraph" style:parent-style-name="Standard" style:list-style-name="L4">
      <style:text-properties fo:font-weight="normal" officeooo:rsid="0056b3bb" officeooo:paragraph-rsid="0056b3bb" style:font-weight-asian="normal" style:font-weight-complex="normal"/>
    </style:style>
    <style:style style:name="P39" style:family="paragraph" style:parent-style-name="Standard" style:list-style-name="L4">
      <style:text-properties officeooo:rsid="0017cb06" officeooo:paragraph-rsid="0017cb06"/>
    </style:style>
    <style:style style:name="P40" style:family="paragraph" style:parent-style-name="Standard" style:list-style-name="L4">
      <style:text-properties fo:font-style="normal" fo:font-weight="normal" officeooo:rsid="00199090" officeooo:paragraph-rsid="00199090" style:font-style-asian="normal" style:font-weight-asian="normal" style:font-style-complex="normal" style:font-weight-complex="normal"/>
    </style:style>
    <style:style style:name="P41" style:family="paragraph" style:parent-style-name="Standard" style:list-style-name="L4">
      <style:text-properties fo:font-style="normal" fo:font-weight="normal" officeooo:rsid="0058a2cd" officeooo:paragraph-rsid="0058a2cd" style:font-style-asian="normal" style:font-weight-asian="normal" style:font-style-complex="normal" style:font-weight-complex="normal"/>
    </style:style>
    <style:style style:name="P42" style:family="paragraph" style:parent-style-name="Standard" style:list-style-name="L4"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43" style:family="paragraph" style:parent-style-name="Standard" style:list-style-name="L4">
      <style:text-properties fo:font-style="normal" fo:font-weight="normal" officeooo:rsid="005d1982" officeooo:paragraph-rsid="005d1982" style:font-style-asian="normal" style:font-weight-asian="normal" style:font-style-complex="normal" style:font-weight-complex="normal"/>
    </style:style>
    <style:style style:name="P44" style:family="paragraph" style:parent-style-name="Standard" style:list-style-name="L4">
      <style:text-properties fo:font-style="normal" fo:font-weight="normal" officeooo:rsid="006a7c70" officeooo:paragraph-rsid="006a7c70" style:font-style-asian="normal" style:font-weight-asian="normal" style:font-style-complex="normal" style:font-weight-complex="normal"/>
    </style:style>
    <style:style style:name="P45" style:family="paragraph" style:parent-style-name="Standard" style:list-style-name="L4">
      <style:text-properties fo:font-style="normal" fo:font-weight="bold" officeooo:rsid="002dd4cf" officeooo:paragraph-rsid="0069608c" style:font-style-asian="normal" style:font-weight-asian="bold" style:font-style-complex="normal" style:font-weight-complex="bold"/>
    </style:style>
    <style:style style:name="P46" style:family="paragraph" style:parent-style-name="Standard" style:list-style-name="L4">
      <style:text-properties fo:font-style="normal" fo:font-weight="bold" officeooo:rsid="005d1982" officeooo:paragraph-rsid="005d1982" style:font-style-asian="normal" style:font-weight-asian="bold" style:font-style-complex="normal" style:font-weight-complex="bold"/>
    </style:style>
    <style:style style:name="P47" style:family="paragraph" style:parent-style-name="Standard" style:list-style-name="L4">
      <style:text-properties fo:font-style="normal" fo:font-weight="bold" officeooo:rsid="005d526a" officeooo:paragraph-rsid="005d526a" style:font-style-asian="normal" style:font-weight-asian="bold" style:font-style-complex="normal" style:font-weight-complex="bold"/>
    </style:style>
    <style:style style:name="P48" style:family="paragraph" style:parent-style-name="Standard" style:list-style-name="L4">
      <style:text-properties fo:font-style="normal" style:text-underline-style="none" fo:font-weight="normal" officeooo:rsid="0061bc43" officeooo:paragraph-rsid="0063f5c5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text-properties fo:font-style="normal" style:text-underline-style="none" fo:font-weight="normal" officeooo:rsid="00636955" officeooo:paragraph-rsid="0063f5c5" style:font-style-asian="normal" style:font-weight-asian="normal" style:font-style-complex="normal" style:font-weight-complex="normal"/>
    </style:style>
    <style:style style:name="P50" style:family="paragraph" style:parent-style-name="Standard" style:list-style-name="L4">
      <style:text-properties officeooo:rsid="0019eac8" officeooo:paragraph-rsid="0019eac8"/>
    </style:style>
    <style:style style:name="P51" style:family="paragraph" style:parent-style-name="Standard" style:list-style-name="L4">
      <style:text-properties fo:font-style="italic" style:text-underline-style="none" fo:font-weight="normal" officeooo:rsid="00650e87" officeooo:paragraph-rsid="00650e87" style:font-style-asian="italic" style:font-weight-asian="normal" style:font-style-complex="italic" style:font-weight-complex="normal"/>
    </style:style>
    <style:style style:name="P52" style:family="paragraph" style:parent-style-name="Standard" style:list-style-name="L4">
      <style:paragraph-properties style:writing-mode="lr-tb"/>
      <style:text-properties fo:font-style="normal" fo:font-weight="normal" officeooo:rsid="006a7c70" officeooo:paragraph-rsid="006a7c70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paragraph-properties style:writing-mode="lr-tb"/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54" style:family="paragraph" style:parent-style-name="Heading_20_2">
      <style:text-properties fo:font-weight="bold" style:font-weight-asian="bold" style:font-weight-complex="bold"/>
    </style:style>
    <style:style style:name="P55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56" style:family="paragraph" style:parent-style-name="Heading_20_2">
      <style:text-properties style:text-underline-style="solid" style:text-underline-width="auto" style:text-underline-color="font-color"/>
    </style:style>
    <style:style style:name="P57" style:family="paragraph" style:parent-style-name="Heading_20_3">
      <style:text-properties style:text-underline-style="solid" style:text-underline-width="auto" style:text-underline-color="font-color"/>
    </style:style>
    <style:style style:name="P58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cb06" style:font-weight-asian="bold" style:font-weight-complex="bold"/>
    </style:style>
    <style:style style:name="T5" style:family="text">
      <style:text-properties fo:font-weight="bold" officeooo:rsid="001bfe4d" style:font-weight-asian="bold" style:font-weight-complex="bold"/>
    </style:style>
    <style:style style:name="T6" style:family="text">
      <style:text-properties fo:font-weight="bold" officeooo:rsid="00221550" style:font-weight-asian="bold" style:font-weight-complex="bold"/>
    </style:style>
    <style:style style:name="T7" style:family="text">
      <style:text-properties fo:font-weight="bold" officeooo:rsid="006f1461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fdf93" style:font-style-asian="normal" style:font-style-complex="normal"/>
    </style:style>
    <style:style style:name="T10" style:family="text">
      <style:text-properties fo:font-style="normal" officeooo:rsid="00353d01" style:font-style-asian="normal" style:font-style-complex="normal"/>
    </style:style>
    <style:style style:name="T11" style:family="text">
      <style:text-properties fo:font-style="normal" officeooo:rsid="0039ed1b" style:font-style-asian="normal" style:font-style-complex="normal"/>
    </style:style>
    <style:style style:name="T12" style:family="text">
      <style:text-properties fo:font-style="normal" officeooo:rsid="003dd793" style:font-style-asian="normal" style:font-style-complex="normal"/>
    </style:style>
    <style:style style:name="T13" style:family="text">
      <style:text-properties fo:font-style="normal" officeooo:rsid="0053cba6" style:font-style-asian="normal" style:font-style-complex="normal"/>
    </style:style>
    <style:style style:name="T14" style:family="text">
      <style:text-properties fo:font-style="normal" officeooo:rsid="00662d06" style:font-style-asian="normal" style:font-style-complex="normal"/>
    </style:style>
    <style:style style:name="T15" style:family="text">
      <style:text-properties fo:font-style="normal" officeooo:rsid="007062de" style:font-style-asian="normal" style:font-style-complex="normal"/>
    </style:style>
    <style:style style:name="T16" style:family="text">
      <style:text-properties fo:font-style="normal" officeooo:rsid="0071ef2d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308c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a8389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53cba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71ef2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fo:font-style="normal" officeooo:rsid="003f15fa" fo:background-color="transparent" loext:char-shading-value="0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71ef2d" style:font-style-asian="normal" style:font-style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7cb06" style:font-weight-asian="normal" style:font-weight-complex="normal"/>
    </style:style>
    <style:style style:name="T29" style:family="text">
      <style:text-properties fo:font-weight="normal" officeooo:rsid="0063f5c5" style:font-weight-asian="normal" style:font-weight-complex="normal"/>
    </style:style>
    <style:style style:name="T30" style:family="text">
      <style:text-properties fo:font-weight="normal" officeooo:rsid="00662d06" style:font-weight-asian="normal" style:font-weight-complex="normal"/>
    </style:style>
    <style:style style:name="T31" style:family="text">
      <style:text-properties fo:font-weight="normal" officeooo:rsid="00687851" style:font-weight-asian="normal" style:font-weight-complex="normal"/>
    </style:style>
    <style:style style:name="T32" style:family="text">
      <style:text-properties fo:font-weight="normal" officeooo:rsid="006ceda2" style:font-weight-asian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3b787" style:font-style-asian="italic" style:font-style-complex="italic"/>
    </style:style>
    <style:style style:name="T35" style:family="text">
      <style:text-properties fo:font-style="italic" officeooo:rsid="002fdf93" style:font-style-asian="italic" style:font-style-complex="italic"/>
    </style:style>
    <style:style style:name="T36" style:family="text">
      <style:text-properties fo:font-style="italic" officeooo:rsid="0071ef2d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7cb06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18443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fo:background-color="#ff3333" loext:char-shading-value="0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41589a" fo:background-color="transparent" loext:char-shading-value="0" style:font-style-asian="italic" style:font-weight-asian="bold" style:font-style-complex="italic" style:font-weight-complex="bold"/>
    </style:style>
    <style:style style:name="T44" style:family="text">
      <style:text-properties fo:font-style="italic" fo:background-color="#ff3333" loext:char-shading-value="0" style:font-style-asian="italic" style:font-style-complex="italic"/>
    </style:style>
    <style:style style:name="T45" style:family="text">
      <style:text-properties fo:font-style="italic" officeooo:rsid="0023b787" fo:background-color="#ff3333" loext:char-shading-value="0" style:font-style-asian="italic" style:font-style-complex="italic"/>
    </style:style>
    <style:style style:name="T46" style:family="text">
      <style:text-properties fo:font-style="italic" officeooo:rsid="002fdf93" fo:background-color="#ff3333" loext:char-shading-value="0" style:font-style-asian="italic" style:font-style-complex="italic"/>
    </style:style>
    <style:style style:name="T47" style:family="text">
      <style:text-properties fo:font-style="italic" officeooo:rsid="0056b3bb" fo:background-color="#ff3333" loext:char-shading-value="0" style:font-style-asian="italic" style:font-style-complex="italic"/>
    </style:style>
    <style:style style:name="T48" style:family="text">
      <style:text-properties fo:font-style="italic" fo:background-color="transparent" loext:char-shading-value="0" style:font-style-asian="italic" style:font-style-complex="italic"/>
    </style:style>
    <style:style style:name="T49" style:family="text">
      <style:text-properties fo:font-style="italic" style:text-underline-style="solid" style:text-underline-width="auto" style:text-underline-color="font-color" officeooo:rsid="0071ef2d" style:font-style-asian="italic" style:font-style-complex="italic"/>
    </style:style>
    <style:style style:name="T50" style:family="text">
      <style:text-properties officeooo:rsid="001ddc95"/>
    </style:style>
    <style:style style:name="T51" style:family="text">
      <style:text-properties officeooo:rsid="00221550"/>
    </style:style>
    <style:style style:name="T52" style:family="text">
      <style:text-properties fo:background-color="#ffff66" loext:char-shading-value="0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37e7ac" fo:background-color="transparent" loext:char-shading-value="0"/>
    </style:style>
    <style:style style:name="T55" style:family="text">
      <style:text-properties officeooo:rsid="006837ff" fo:background-color="transparent" loext:char-shading-value="0"/>
    </style:style>
    <style:style style:name="T56" style:family="text">
      <style:text-properties officeooo:rsid="006ceda2" fo:background-color="transparent" loext:char-shading-value="0"/>
    </style:style>
    <style:style style:name="T57" style:family="text">
      <style:text-properties officeooo:rsid="006dff48" fo:background-color="transparent" loext:char-shading-value="0"/>
    </style:style>
    <style:style style:name="T58" style:family="text">
      <style:text-properties officeooo:rsid="006ee34c" fo:background-color="transparent" loext:char-shading-value="0"/>
    </style:style>
    <style:style style:name="T59" style:family="text">
      <style:text-properties officeooo:rsid="0078a59d" fo:background-color="transparent" loext:char-shading-value="0"/>
    </style:style>
    <style:style style:name="T60" style:family="text">
      <style:text-properties fo:background-color="#ff3333" loext:char-shading-value="0"/>
    </style:style>
    <style:style style:name="T61" style:family="text">
      <style:text-properties officeooo:rsid="0056b3bb" fo:background-color="#ff3333" loext:char-shading-value="0"/>
    </style:style>
    <style:style style:name="T62" style:family="text">
      <style:text-properties officeooo:rsid="0049b32c"/>
    </style:style>
    <style:style style:name="T63" style:family="text">
      <style:text-properties officeooo:rsid="004d42fe"/>
    </style:style>
    <style:style style:name="T64" style:family="text">
      <style:text-properties fo:color="#ff00ff"/>
    </style:style>
    <style:style style:name="T65" style:family="text">
      <style:text-properties fo:color="#ff00ff" officeooo:rsid="0049b32c"/>
    </style:style>
    <style:style style:name="T66" style:family="text">
      <style:text-properties fo:color="#00cc00"/>
    </style:style>
    <style:style style:name="T67" style:family="text">
      <style:text-properties fo:color="#00cc00" officeooo:rsid="004d42fe"/>
    </style:style>
    <style:style style:name="T68" style:family="text">
      <style:text-properties fo:color="#ff3300"/>
    </style:style>
    <style:style style:name="T69" style:family="text">
      <style:text-properties fo:color="#579d1c"/>
    </style:style>
    <style:style style:name="T70" style:family="text">
      <style:text-properties officeooo:rsid="004f8098"/>
    </style:style>
    <style:style style:name="T71" style:family="text">
      <style:text-properties style:use-window-font-color="true"/>
    </style:style>
    <style:style style:name="T72" style:family="text">
      <style:text-properties officeooo:rsid="0059cf3d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60447e" style:font-weight-asian="normal" style:font-weight-complex="normal"/>
    </style:style>
    <style:style style:name="T75" style:family="text">
      <style:text-properties officeooo:rsid="005edf31"/>
    </style:style>
    <style:style style:name="T76" style:family="text">
      <style:text-properties officeooo:rsid="00662d06"/>
    </style:style>
    <style:style style:name="T77" style:family="text">
      <style:text-properties fo:background-color="#ffff99" loext:char-shading-value="0"/>
    </style:style>
    <style:style style:name="T78" style:family="text">
      <style:text-properties officeooo:rsid="001ddc95" fo:background-color="#ffff99" loext:char-shading-value="0"/>
    </style:style>
    <style:style style:name="T79" style:family="text">
      <style:text-properties officeooo:rsid="006be8d9"/>
    </style:style>
    <style:style style:name="T80" style:family="text">
      <style:text-properties officeooo:rsid="006ceda2"/>
    </style:style>
    <style:style style:name="T81" style:family="text">
      <style:text-properties officeooo:rsid="006dff48"/>
    </style:style>
    <style:style style:name="T82" style:family="text">
      <style:text-properties officeooo:rsid="006ee34c"/>
    </style:style>
    <style:style style:name="T83" style:family="text">
      <style:text-properties officeooo:rsid="006f1461"/>
    </style:style>
    <style:style style:name="T84" style:family="text">
      <style:text-properties officeooo:rsid="0073c4da"/>
    </style:style>
    <style:style style:name="T85" style:family="text">
      <style:text-properties officeooo:rsid="0074f4bc"/>
    </style:style>
    <style:style style:name="T86" style:family="text">
      <style:text-properties officeooo:rsid="0078a59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94cm" draw:marker-end-width="0.494cm" draw:stroke-linejoin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nvHunt</text:p>
      <text:p text:style-name="P9">Nom de code</text:p>
      <text:h text:style-name="Heading_20_2" text:outline-level="2">Glossaire<draw:line text:anchor-type="char" draw:z-index="3" draw:style-name="gr1" draw:text-style-name="P58" svg:x1="0.041cm" svg:y1="0.972cm" svg:x2="18.301cm" svg:y2="0.972cm"><text:p/></draw:line></text:h>
      <text:p text:style-name="P1">Fonctions <text:span text:style-name="T51">= Gras</text:span></text:p>
      <text:p text:style-name="P8">Fonctions du navigateur<text:span text:style-name="T73"> = </text:span><text:span text:style-name="T75">souligné gras</text:span></text:p>
      <text:p text:style-name="P3">Variable <text:span text:style-name="T51">= Italique</text:span></text:p>
      <text:p text:style-name="P3"><text:span text:style-name="T3">constantes </text:span><text:span text:style-name="T6">= Italique Gras</text:span></text:p>
      <text:p text:style-name="P4">(?) = <text:span text:style-name="T8">Cette éléments </text:span><text:span text:style-name="T10">reste à </text:span><text:span text:style-name="T11">déterminer</text:span><text:span text:style-name="T10"> s’il sera implémenté ou non</text:span></text:p>
      <text:p text:style-name="P5"><text:span text:style-name="T60">Rouge</text:span><text:span text:style-name="T53"> Pas encore commencé</text:span></text:p>
      <text:p text:style-name="P6"><text:span text:style-name="T52">Jaune </text:span><text:span text:style-name="T53"><text:s/>Commencé, mais non terminé</text:span></text:p>
      <text:p text:style-name="P7">Vert <text:s text:c="3"/><text:span text:style-name="T53"><text:s/></text:span><text:span text:style-name="T54">T</text:span><text:span text:style-name="T53">erminé</text:span></text:p>
      <text:h text:style-name="P54" text:outline-level="2">Variables Globale<draw:line text:anchor-type="char" draw:z-index="0" draw:style-name="gr1" draw:text-style-name="P58" svg:x1="0.041cm" svg:y1="0.972cm" svg:x2="18.301cm" svg:y2="0.972cm"><text:p/></draw:line></text:h>
      <text:list xml:id="list4471665048569464111" text:style-name="L1">
        <text:list-item>
          <text:p text:style-name="P17"><text:span text:style-name="T61">c</text:span><text:span text:style-name="T60">ibles</text:span><text:tab/>Contient toutes les cibles sous forme de tableaux</text:p>
        </text:list-item>
        <text:list-item>
          <text:p text:style-name="P18"><text:span text:style-name="T47">s</text:span><text:span text:style-name="T45">core</text:span><text:span text:style-name="T34"><text:tab/></text:span><text:span text:style-name="T9">Contient le score de l’utilisateur</text:span></text:p>
        </text:list-item>
        <text:list-item>
          <text:p text:style-name="P19"><text:span text:style-name="T46">qteCibleManque</text:span><text:span text:style-name="T35"><text:tab/></text:span><text:span text:style-name="T9">Contient le nombre de cible Manquée par l’utilisateur</text:span></text:p>
        </text:list-item>
        <text:list-item>
          <text:p text:style-name="P20"><text:span text:style-name="T33">qteCibleInterdit</text:span><text:span text:style-name="T48"><text:tab/></text:span><text:span text:style-name="T25">Contient le nombre de cible</text:span></text:p>
        </text:list-item>
        <text:list-item>
          <text:p text:style-name="P29"><text:span text:style-name="T44">t</text:span><text:span text:style-name="T33"> <text:tab/></text:span><text:span text:style-name="T8">Contient le timer utilisé pour la fonctions </text:span><text:span text:style-name="T20">deplacerCible</text:span></text:p>
        </text:list-item>
        <text:list-item>
          <text:p text:style-name="P30">isPlay<text:span text:style-name="T53"><text:tab/>Contient l’état du jeu (s’il est en pause ou non)</text:span></text:p>
        </text:list-item>
      </text:list>
      <text:h text:style-name="P55" text:outline-level="2">Constante Globale<draw:line text:anchor-type="char" draw:z-index="2" draw:style-name="gr1" draw:text-style-name="P58" svg:x1="0.041cm" svg:y1="0.968cm" svg:x2="18.301cm" svg:y2="0.968cm"><text:p/></draw:line></text:h>
      <text:list xml:id="list9057349585061922433" text:style-name="L2">
        <text:list-item>
          <text:p text:style-name="P26"><text:span text:style-name="T41">MAX_CIBLE_MANQUE</text:span><text:span text:style-name="T39"><text:tab/></text:span><text:span text:style-name="T17">Contient le nombre maximal de cible manqué autorisé</text:span></text:p>
        </text:list-item>
        <text:list-item>
          <text:p text:style-name="P27"><text:span text:style-name="T41">MAX_SCORE</text:span><text:span text:style-name="T42"> </text:span><text:span text:style-name="T43">(?)</text:span><text:span text:style-name="T17"><text:tab/>Contient le nombre représentant le score maximal autorisé</text:span></text:p>
        </text:list-item>
        <text:list-item>
          <text:p text:style-name="P21"><text:span text:style-name="T39">VITESSE</text:span><text:span text:style-name="T19"><text:tab/>Contient le valeur temporelle pour le setInterval de la <text:tab/>fonction </text:span><text:span text:style-name="T24">deplacerCible</text:span></text:p>
        </text:list-item>
      </text:list>
      <text:h text:style-name="P54" text:outline-level="2">Fonctions<draw:line text:anchor-type="char" draw:z-index="1" draw:style-name="gr1" draw:text-style-name="P58" svg:x1="0.041cm" svg:y1="0.995cm" svg:x2="18.301cm" svg:y2="0.995cm"><text:p/></draw:line></text:h>
      <text:list xml:id="list614652642935088313" text:style-name="L3">
        <text:list-item>
          <text:p text:style-name="P22"><text:span text:style-name="T77">NouvellePartie</text:span><text:span text:style-name="T53"> </text:span><text:span text:style-name="T56">[</text:span><text:span text:style-name="T57">D</text:span><text:span text:style-name="T55">avid</text:span><text:span text:style-name="T56">]</text:span></text:p>
        </text:list-item>
        <text:list-item>
          <text:p text:style-name="P28">FinPartie<text:span text:style-name="T53"> </text:span><text:span text:style-name="T57">[David]</text:span></text:p>
        </text:list-item>
        <text:list-item>
          <text:p text:style-name="P23"><text:span text:style-name="T78">g</text:span><text:span text:style-name="T77">enererCible</text:span><text:span text:style-name="T53"> </text:span><text:span text:style-name="T57">[Divine]</text:span></text:p>
        </text:list-item>
        <text:list-item>
          <text:p text:style-name="P22">deplacerCible<text:span text:style-name="T53"> </text:span><text:span text:style-name="T57">[Divine]</text:span></text:p>
        </text:list-item>
        <text:list-item>
          <text:p text:style-name="P24">verifierCible</text:p>
        </text:list-item>
        <text:list-item>
          <text:p text:style-name="P24">dessinerCible</text:p>
        </text:list-item>
        <text:list-item>
          <text:p text:style-name="P22"><text:span text:style-name="T77">gererClic</text:span><text:span text:style-name="T53"> </text:span><text:span text:style-name="T58">[Boubakar]</text:span></text:p>
        </text:list-item>
        <text:list-item>
          <text:p text:style-name="P22"><text:soft-page-break/>toggleP<text:span text:style-name="T86">lay</text:span><text:span text:style-name="T59"> [Boubakar]</text:span></text:p>
        </text:list-item>
        <text:list-item>
          <text:p text:style-name="P25">sauvegarderScore</text:p>
        </text:list-item>
      </text:list>
      <text:h text:style-name="P57" text:outline-level="3">Informations complémentaires sur les fonctions</text:h>
      <text:list xml:id="list2725642687156336819" text:style-name="L4">
        <text:list-item>
          <text:p text:style-name="P32">NouvellePartie <text:span text:style-name="T32">[David]</text:span></text:p>
          <text:list>
            <text:list-item>
              <text:p text:style-name="P34">Remets les variables en sont états par défaut</text:p>
            </text:list-item>
            <text:list-item>
              <text:p text:style-name="P34">appel <text:span text:style-name="T3">genererCible</text:span></text:p>
            </text:list-item>
          </text:list>
        </text:list-item>
        <text:list-item>
          <text:p text:style-name="P31"><text:span text:style-name="T5">genererCible </text:span><text:span text:style-name="T31">[Divine]</text:span><text:span text:style-name="T4"><text:line-break/></text:span><text:span text:style-name="T28">Cette fonction permet de générer les cibles au début de la partie.</text:span></text:p>
          <text:list>
            <text:list-item>
              <text:p text:style-name="P31"><text:span text:style-name="T28">Les </text:span><text:span text:style-name="T38">cibles</text:span><text:span text:style-name="T28"> aurons un</text:span><text:span text:style-name="T31">e valeur Y de départ</text:span><text:span text:style-name="T28"> différente</text:span></text:p>
            </text:list-item>
            <text:list-item>
              <text:p text:style-name="P39"><text:span text:style-name="T27">Une </text:span><text:span text:style-name="T37">direction</text:span><text:span text:style-name="T17"> gauche vers droite (</text:span><text:span text:style-name="T40">GAUCHE_DROITE</text:span><text:span text:style-name="T17">) ou droite vers gauche (</text:span><text:span text:style-name="T40">DROITE_GAUCHE</text:span><text:span text:style-name="T17">)</text:span></text:p>
            </text:list-item>
            <text:list-item>
              <text:p text:style-name="P40">Un tableau contenant toutes les cibles</text:p>
            </text:list-item>
            <text:list-item>
              <text:p text:style-name="P50"><text:span text:style-name="T17">Appel </text:span><text:span text:style-name="T20">d</text:span><text:span text:style-name="T21">e</text:span><text:span text:style-name="T20">placerCible </text:span><text:span text:style-name="T18">à l’aide de la fonction setInterval</text:span></text:p>
            </text:list-item>
          </text:list>
        </text:list-item>
        <text:list-item>
          <text:p text:style-name="P45">deplacerCible <text:span text:style-name="T31">[Divine]</text:span></text:p>
          <text:list>
            <text:list-item>
              <text:p text:style-name="P44">Si <text:span text:style-name="T33">direction</text:span> == <text:span text:style-name="T39">GAUCHE_DROITE</text:span> alors on incrémente la valeur x de la cible (x++)</text:p>
            </text:list-item>
            <text:list-item>
              <text:p text:style-name="P52">Si <text:span text:style-name="T33">direction</text:span> ==<text:span text:style-name="T39">DROITE_GAUCHE </text:span>alors on <text:span text:style-name="T79">décrémente</text:span> la valeur x de la cible (x--)</text:p>
            </text:list-item>
            <text:list-item>
              <text:p text:style-name="P35"><text:span text:style-name="T8">appel </text:span><text:span text:style-name="T20">verifierCible</text:span></text:p>
            </text:list-item>
            <text:list-item>
              <text:p text:style-name="P36"><text:span text:style-name="T8">appel </text:span><text:span text:style-name="T20">dessinerCible</text:span></text:p>
              <text:p text:style-name="P35"/>
            </text:list-item>
          </text:list>
        </text:list-item>
        <text:list-item>
          <text:p text:style-name="P33">verifierCible</text:p>
          <text:list>
            <text:list-item>
              <text:p text:style-name="P35"><text:span text:style-name="T8">Vérifié si des cibles ont quitté l’aire de jeux, si c’est le cas incrémenté </text:span><text:span text:style-name="T33">qteCibleManque </text:span><text:span text:style-name="T12">et les retirés de la liste de cible</text:span></text:p>
            </text:list-item>
            <text:list-item>
              <text:p text:style-name="P37"><text:span text:style-name="T12">Si </text:span><text:span text:style-name="T8">le nombre </text:span><text:span text:style-name="T33">qteCibleManque </text:span><text:span text:style-name="T8">est ≥ </text:span><text:span text:style-name="T39">MAX_CIBLE_MANQUE</text:span><text:span text:style-name="T8"> </text:span><text:span text:style-name="T13">alors appel </text:span><text:span text:style-name="T22">finPartie</text:span><text:span text:style-name="T16"> avec le paramètre </text:span><text:span text:style-name="T36">reussi à </text:span><text:span text:style-name="T26">true</text:span></text:p>
            </text:list-item>
          </text:list>
        </text:list-item>
        <text:list-item>
          <text:p text:style-name="P38"><text:span text:style-name="T22">g</text:span><text:span text:style-name="T20">ererClic </text:span><text:span text:style-name="T15">[Boubakar]</text:span></text:p>
          <text:list>
            <text:list-item>
              <text:p text:style-name="P38"><text:span text:style-name="T8">Vérifie si le clic se trouve sur une cible, si c’est le cas alors incrémenté </text:span><text:span text:style-name="T33">score</text:span></text:p>
            </text:list-item>
            <text:list-item>
              <text:p text:style-name="P41">(?) Si le score est ≥ <text:span text:style-name="T39">MAX_SCORE</text:span> alors appe<text:span text:style-name="T72">l</text:span> <text:span text:style-name="T3">finPartie</text:span></text:p>
            </text:list-item>
          </text:list>
        </text:list-item>
        <text:list-item>
          <text:p text:style-name="P53"><text:span text:style-name="T3">finPartie (</text:span><text:span text:style-name="T33">reussi</text:span><text:span text:style-name="T3">)</text:span> <text:span text:style-name="T83">[David]</text:span></text:p>
          <text:list>
            <text:list-item>
              <text:p text:style-name="P42">Si reussi == true alors dessiner le tableau de score avec un message de félication</text:p>
            </text:list-item>
            <text:list-item>
              <text:p text:style-name="P42"><text:span text:style-name="T85">S</text:span>i reussi == false alors dessi<text:span text:style-name="T84">n</text:span>er le tableau de score avec un message ‘Meilleur chance la prochaine fois’ ou autre message</text:p>
            </text:list-item>
          </text:list>
        </text:list-item>
        <text:list-item>
          <text:p text:style-name="P46">dessinerCible</text:p>
          <text:list>
            <text:list-item>
              <text:p text:style-name="P43">Dessine les cibles sur le canvas</text:p>
            </text:list-item>
          </text:list>
        </text:list-item>
        <text:list-item>
          <text:p text:style-name="P47">togglePlay</text:p>
          <text:list>
            <text:list-item>
              <text:p text:style-name="P47"><text:span text:style-name="T30">isPlay == true</text:span><text:span text:style-name="T29"><text:line-break/></text:span><text:span text:style-name="T27">Arrête la minuterie </text:span><text:span text:style-name="T37">t </text:span><text:span text:style-name="T27">avec </text:span><text:span text:style-name="T1">clearInterval<text:line-break/></text:span><text:span text:style-name="T74">Retirer les gestionnaire d’événement (removeEventListener)</text:span></text:p>
            </text:list-item>
            <text:list-item>
              <text:p text:style-name="P48"><text:span text:style-name="T76">isPlay == false<text:line-break/></text:span>Démarre la minuterie <text:span text:style-name="T33">t</text:span> avec <text:span text:style-name="T2">setInterval</text:span> (<text:span text:style-name="T3">deplacerCible</text:span>)</text:p>
              <text:p text:style-name="P49">Ajouter les gestionnaire d’évènement (addEventListener)</text:p>
            </text:list-item>
            <text:list-item>
              <text:p text:style-name="P51">isPlay <text:span text:style-name="T76">=</text:span><text:span text:style-name="T14"> le contraire de </text:span><text:span text:style-name="T76">isPlay</text:span></text:p>
            </text:list-item>
          </text:list>
        </text:list-item>
      </text:list>
      <text:p text:style-name="P2"/>
      <text:h text:style-name="P56" text:outline-level="2"><text:soft-page-break/><text:span text:style-name="T12">Comment </text:span><text:span text:style-name="T8">créer et intéragir avec des objets</text:span></text:h>
      <text:p text:style-name="P10"><draw:frame draw:style-name="fr1" draw:name="Cadre1" text:anchor-type="as-char" svg:width="5.814cm" draw:z-index="4"><draw:text-box fo:min-height="8.58cm"><text:p text:style-name="P12"><text:span text:style-name="T65">var</text:span><text:span text:style-name="T62"> </text:span>cible = <text:span text:style-name="T71">{</text:span></text:p><text:p text:style-name="P12"><text:tab/><text:span text:style-name="T68">‘x’</text:span> : <text:span text:style-name="T69">50</text:span>,</text:p><text:p text:style-name="P12"><text:tab/><text:span text:style-name="T68">‘y’</text:span> : <text:span text:style-name="T69">20</text:span></text:p><text:p text:style-name="P12"><text:span text:style-name="T71">}</text:span> ;</text:p><text:p text:style-name="P12"/><text:p text:style-name="P12"><text:span text:style-name="T65">var</text:span><text:span text:style-name="T62"> </text:span>cibles = new Array() ;</text:p><text:p text:style-name="P12">cibles.push(cible) ;</text:p><text:p text:style-name="P12"/><text:p text:style-name="P12">//OU</text:p><text:p text:style-name="P12"><text:span text:style-name="T65">var</text:span><text:span text:style-name="T62"> </text:span>cibles = new Array() ;</text:p><text:p text:style-name="P12"><text:span text:style-name="T65">var</text:span><text:span text:style-name="T62"> </text:span>cibles.push(<text:span text:style-name="T71">{</text:span></text:p><text:p text:style-name="P12"><text:tab/><text:span text:style-name="T68">‘x’</text:span> : <text:span text:style-name="T69">50</text:span>,</text:p><text:p text:style-name="P12"><text:tab/><text:span text:style-name="T68">‘y’</text:span> : <text:span text:style-name="T69">20</text:span></text:p><text:p text:style-name="P12"><text:span text:style-name="T71">}</text:span>) ;</text:p><text:p text:style-name="P12"/><text:p text:style-name="P12"/></draw:text-box></draw:frame><draw:frame draw:style-name="fr1" draw:name="Cadre2" text:anchor-type="as-char" svg:width="10.102cm" draw:z-index="5"><draw:text-box fo:min-height="8.58cm"><text:p text:style-name="P13">for (<text:span text:style-name="T64">var</text:span> i =<text:span text:style-name="T69">0</text:span> ; i&lt; cibles.length ; i++) <text:span text:style-name="T71">{</text:span></text:p><text:p text:style-name="P14"><text:tab/><text:span text:style-name="T66">//</text:span><text:span text:style-name="T67">Affiche les valeurs x et y de la cible en cours</text:span></text:p><text:p text:style-name="P15"><text:tab/>//<text:span text:style-name="T63">Dans la boucle For</text:span></text:p><text:p text:style-name="P14"><text:tab/>console.log(cibles[i].x, cibles[i<text:span text:style-name="T70">]</text:span>.y) ;</text:p><text:p text:style-name="P16">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elletier</meta:initial-creator>
    <meta:creation-date>2015-02-03T09:20:14.811000000</meta:creation-date>
    <dc:date>2015-02-04T13:19:52.899000000</dc:date>
    <dc:creator>David Pelletier</dc:creator>
    <meta:editing-duration>PT2H38M54S</meta:editing-duration>
    <meta:editing-cycles>94</meta:editing-cycles>
    <meta:generator>LibreOffice/4.3.2.2$Windows_x86 LibreOffice_project/edfb5295ba211bd31ad47d0bad0118690f76407d</meta:generator>
    <meta:document-statistic meta:table-count="0" meta:image-count="0" meta:object-count="0" meta:page-count="3" meta:paragraph-count="82" meta:word-count="515" meta:character-count="3041" meta:non-whitespace-character-count="2641"/>
  </office:meta>
</office:document-meta>
</file>